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3A000000F7142BCC3DD3C6744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3" style:family="table">
      <style:table-properties style:width="17.023cm" table:align="left" style:writing-mode="lr-tb"/>
    </style:style>
    <style:style style:name="Tabla3.A" style:family="table-column">
      <style:table-column-properties style:column-width="2.487cm"/>
    </style:style>
    <style:style style:name="Tabla3.B" style:family="table-column">
      <style:table-column-properties style:column-width="8.017cm"/>
    </style:style>
    <style:style style:name="Tabla3.C" style:family="table-column">
      <style:table-column-properties style:column-width="2.245cm"/>
    </style:style>
    <style:style style:name="Tabla3.D" style:family="table-column">
      <style:table-column-properties style:column-width="4.274cm"/>
    </style:style>
    <style:style style:name="Tabla3.1" style:family="table-row">
      <style:table-row-properties fo:keep-together="auto"/>
    </style:style>
    <style:style style:name="Tabla3.A1" style:family="table-cell">
      <style:table-cell-properties style:vertical-align="top" fo:background-color="#ffdab9" fo:padding="0.097cm" fo:border-left="0.1pt solid #000000" fo:border-right="none" fo:border-top="0.1pt solid #000000" fo:border-bottom="0.1pt solid #000000" style:writing-mode="lr-tb">
        <style:background-image/>
      </style:table-cell-properties>
    </style:style>
    <style:style style:name="Tabla3.D1" style:family="table-cell">
      <style:table-cell-properties style:vertical-align="top" fo:background-color="#ffdab9" fo:padding="0.097cm" fo:border="0.1pt solid #000000" style:writing-mode="lr-tb">
        <style:background-image/>
      </style:table-cell-properties>
    </style:style>
    <style:style style:name="Tabla3.A2" style:family="table-cell">
      <style:table-cell-properties style:vertical-align="top" fo:background-color="#ffdab9" fo:padding="0.097cm" fo:border-left="0.1pt solid #000000" fo:border-right="none" fo:border-top="none" fo:border-bottom="0.1pt solid #000000" style:writing-mode="lr-tb">
        <style:background-image/>
      </style:table-cell-properties>
    </style:style>
    <style:style style:name="Tabla3.D2" style:family="table-cell">
      <style:table-cell-properties style:vertical-align="top" fo:background-color="#ffdab9" fo:padding="0.097cm" fo:border-left="0.1pt solid #000000" fo:border-right="0.1pt solid #000000" fo:border-top="none" fo:border-bottom="0.1pt solid #000000" style:writing-mode="lr-tb">
        <style:background-image/>
      </style:table-cell-properties>
    </style:style>
    <style:style style:name="P1" style:family="paragraph" style:parent-style-name="Preformatted_20_Text">
      <style:paragraph-properties fo:margin-top="0cm" fo:margin-bottom="0cm" style:contextual-spacing="false" fo:padding-left="0cm" fo:padding-right="0.049cm" fo:padding-top="0cm" fo:padding-bottom="0.049cm" fo:border-left="none" fo:border-right="0.06pt solid #000000" fo:border-top="none" fo:border-bottom="0.06pt solid #000000"/>
    </style:style>
    <style:style style:name="P2" style:family="paragraph" style:parent-style-name="Text_20_body">
      <style:paragraph-properties fo:margin-top="0cm" fo:margin-bottom="0cm" style:contextual-spacing="false"/>
    </style:style>
    <style:style style:name="P3" style:family="paragraph" style:parent-style-name="List_20_Contents">
      <style:paragraph-properties fo:margin-left="1cm" fo:margin-right="0cm" fo:margin-top="0cm" fo:margin-bottom="0cm" style:contextual-spacing="false" fo:text-indent="0cm" style:auto-text-indent="false"/>
    </style:style>
    <style:style style:name="P4" style:family="paragraph" style:parent-style-name="List_20_Heading">
      <style:paragraph-properties fo:margin-left="0cm" fo:margin-right="0cm" fo:margin-top="0cm" fo:margin-bottom="0cm" style:contextual-spacing="false" fo:text-indent="0cm" style:auto-text-indent="false"/>
    </style:style>
    <style:style style:name="P5" style:family="paragraph" style:parent-style-name="Preformatted_20_Text">
      <style:paragraph-properties fo:margin-left="0cm" fo:margin-right="0cm" fo:margin-top="0cm" fo:margin-bottom="0cm" style:contextual-spacing="false" fo:text-indent="0cm" style:auto-text-indent="false" fo:padding-left="0cm" fo:padding-right="0.049cm" fo:padding-top="0cm" fo:padding-bottom="0.049cm" fo:border-left="none" fo:border-right="0.06pt solid #000000" fo:border-top="none" fo:border-bottom="0.06pt solid #000000"/>
    </style:style>
    <style:style style:name="P6" style:family="paragraph" style:parent-style-name="Text_20_body">
      <style:paragraph-properties fo:margin-left="0cm" fo:margin-right="0cm" fo:margin-top="0cm" fo:margin-bottom="0cm" style:contextual-spacing="false" fo:orphans="2" fo:widows="2" fo:text-indent="0cm" style:auto-text-indent="false"/>
    </style:style>
    <style:style style:name="P7" style:family="paragraph" style:parent-style-name="Table_20_Contents">
      <style:text-properties style:font-name="Calibri" fo:font-size="10pt" style:text-underline-style="none" officeooo:paragraph-rsid="000340cf" fo:background-color="transparent" style:font-name-asian="Microsoft YaHei" style:font-size-asian="10pt" style:font-name-complex="Calibri" style:font-size-complex="10pt"/>
    </style:style>
    <style:style style:name="P8" style:family="paragraph" style:parent-style-name="Table_20_Contents">
      <style:paragraph-properties style:snap-to-layout-grid="false"/>
      <style:text-properties style:font-name="Calibri" fo:font-size="10pt" style:text-underline-style="none" officeooo:paragraph-rsid="000340cf" fo:background-color="transparent" style:font-name-asian="Microsoft YaHei" style:font-size-asian="10pt" style:font-name-complex="Calibri" style:font-size-complex="10pt"/>
    </style:style>
    <style:style style:name="P9" style:family="paragraph" style:parent-style-name="Preformatted_20_Text">
      <style:paragraph-properties fo:margin-top="0cm" fo:margin-bottom="0cm" style:contextual-spacing="false" fo:padding-left="0cm" fo:padding-right="0.049cm" fo:padding-top="0cm" fo:padding-bottom="0.049cm" fo:border-left="none" fo:border-right="0.06pt solid #000000" fo:border-top="none" fo:border-bottom="0.06pt solid #000000"/>
      <style:text-properties style:font-name="Calibri" style:text-underline-style="none"/>
    </style:style>
    <style:style style:name="P10" style:family="paragraph" style:parent-style-name="Text_20_body">
      <style:paragraph-properties fo:margin-top="0cm" fo:margin-bottom="0cm" style:contextual-spacing="false"/>
      <style:text-properties style:font-name="Calibri" style:text-underline-style="none"/>
    </style:style>
    <style:style style:name="P11" style:family="paragraph" style:parent-style-name="List_20_Contents">
      <style:paragraph-properties fo:margin-left="1cm" fo:margin-right="0cm" fo:margin-top="0cm" fo:margin-bottom="0cm" style:contextual-spacing="false" fo:text-indent="0cm" style:auto-text-indent="false"/>
      <style:text-properties style:font-name="Calibri" style:text-underline-style="none"/>
    </style:style>
    <style:style style:name="P12" style:family="paragraph" style:parent-style-name="Preformatted_20_Text">
      <style:paragraph-properties fo:margin-left="0cm" fo:margin-right="0cm" fo:margin-top="0cm" fo:margin-bottom="0cm" style:contextual-spacing="false" fo:text-indent="0cm" style:auto-text-indent="false" fo:padding-left="0cm" fo:padding-right="0.049cm" fo:padding-top="0cm" fo:padding-bottom="0.049cm" fo:border-left="none" fo:border-right="0.06pt solid #000000" fo:border-top="none" fo:border-bottom="0.06pt solid #000000"/>
      <style:text-properties style:font-name="Calibri" style:text-underline-style="none" officeooo:paragraph-rsid="004db216"/>
    </style:style>
    <style:style style:name="P13" style:family="paragraph" style:parent-style-name="Preformatted_20_Text">
      <style:paragraph-properties fo:margin-top="0cm" fo:margin-bottom="0cm" style:contextual-spacing="false" fo:padding-left="0cm" fo:padding-right="0.049cm" fo:padding-top="0cm" fo:padding-bottom="0.049cm" fo:border-left="none" fo:border-right="0.06pt solid #000000" fo:border-top="none" fo:border-bottom="0.06pt solid #000000"/>
      <style:text-properties style:font-name="Calibri" style:text-underline-style="none" officeooo:paragraph-rsid="00508a57"/>
    </style:style>
    <style:style style:name="P14" style:family="paragraph" style:parent-style-name="Heading_20_2">
      <style:paragraph-properties fo:margin-top="0cm" fo:margin-bottom="0cm" style:contextual-spacing="false"/>
      <style:text-properties style:text-line-through-style="none" style:text-line-through-type="none" style:font-name="Calibri" style:text-underline-style="none" style:text-blinking="false"/>
    </style:style>
    <style:style style:name="P15" style:family="paragraph" style:parent-style-name="Heading_20_3">
      <style:paragraph-properties fo:margin-top="0cm" fo:margin-bottom="0cm" style:contextual-spacing="false"/>
      <style:text-properties style:text-line-through-style="none" style:text-line-through-type="none" style:font-name="Calibri" style:text-underline-style="none" style:text-blinking="false"/>
    </style:style>
    <style:style style:name="P16" style:family="paragraph" style:parent-style-name="Heading_20_2">
      <style:paragraph-properties fo:margin-top="0cm" fo:margin-bottom="0cm" style:contextual-spacing="false"/>
      <style:text-properties style:text-underline-style="none"/>
    </style:style>
    <style:style style:name="P17" style:family="paragraph" style:parent-style-name="Preformatted_20_Text">
      <style:paragraph-properties fo:margin-top="0cm" fo:margin-bottom="0.499cm" style:contextual-spacing="false"/>
      <style:text-properties style:text-underline-style="none" officeooo:paragraph-rsid="004db216"/>
    </style:style>
    <style:style style:name="P18" style:family="paragraph" style:parent-style-name="Text_20_body">
      <style:paragraph-properties fo:break-before="page"/>
      <style:text-properties style:text-underline-style="none" officeooo:paragraph-rsid="0038cd41"/>
    </style:style>
    <style:style style:name="P19" style:family="paragraph" style:parent-style-name="Heading_20_3">
      <style:text-properties officeooo:paragraph-rsid="004db216"/>
    </style:style>
    <style:style style:name="P20" style:family="paragraph" style:parent-style-name="Preformatted_20_Text">
      <style:paragraph-properties fo:margin-top="0cm" fo:margin-bottom="0cm" style:contextual-spacing="false" fo:padding-left="0cm" fo:padding-right="0.049cm" fo:padding-top="0cm" fo:padding-bottom="0.049cm" fo:border-left="none" fo:border-right="0.06pt solid #000000" fo:border-top="none" fo:border-bottom="0.06pt solid #000000"/>
      <style:text-properties officeooo:paragraph-rsid="004db216"/>
    </style:style>
    <style:style style:name="P21" style:family="paragraph" style:parent-style-name="Preformatted_20_Text">
      <style:text-properties officeooo:paragraph-rsid="004db216"/>
    </style:style>
    <style:style style:name="P22" style:family="paragraph" style:parent-style-name="Preformatted_20_Text">
      <style:paragraph-properties fo:margin-top="0cm" fo:margin-bottom="0.499cm" style:contextual-spacing="false"/>
      <style:text-properties officeooo:paragraph-rsid="004db216"/>
    </style:style>
    <style:style style:name="P23" style:family="paragraph" style:parent-style-name="Preformatted_20_Text">
      <style:paragraph-properties fo:margin-left="0cm" fo:margin-right="0cm" fo:margin-top="0cm" fo:margin-bottom="0cm" style:contextual-spacing="false" fo:text-indent="0cm" style:auto-text-indent="false" fo:padding-left="0cm" fo:padding-right="0.049cm" fo:padding-top="0cm" fo:padding-bottom="0.049cm" fo:border-left="none" fo:border-right="0.06pt solid #000000" fo:border-top="none" fo:border-bottom="0.06pt solid #000000"/>
      <style:text-properties officeooo:paragraph-rsid="004db216"/>
    </style:style>
    <style:style style:name="P24" style:family="paragraph" style:parent-style-name="Text_20_body">
      <style:text-properties officeooo:paragraph-rsid="004db216"/>
    </style:style>
    <style:style style:name="P25" style:family="paragraph" style:parent-style-name="Preformatted_20_Text">
      <style:paragraph-properties fo:margin-left="0cm" fo:margin-right="0cm" fo:margin-top="0cm" fo:margin-bottom="0cm" style:contextual-spacing="false" fo:text-indent="0cm" style:auto-text-indent="false" fo:padding-left="0cm" fo:padding-right="0.049cm" fo:padding-top="0cm" fo:padding-bottom="0.049cm" fo:border-left="none" fo:border-right="0.06pt solid #000000" fo:border-top="none" fo:border-bottom="0.06pt solid #000000"/>
      <style:text-properties fo:text-transform="uppercase" style:font-name="Calibri" style:text-underline-style="none" officeooo:paragraph-rsid="004db216" loext:padding="0cm" loext:border="none"/>
    </style:style>
    <style:style style:name="P26" style:family="paragraph" style:parent-style-name="Preformatted_20_Text">
      <style:paragraph-properties fo:margin-left="0cm" fo:margin-right="0cm" fo:margin-top="0cm" fo:margin-bottom="0cm" style:contextual-spacing="false" fo:text-indent="0cm" style:auto-text-indent="false" fo:padding-left="0cm" fo:padding-right="0.049cm" fo:padding-top="0cm" fo:padding-bottom="0.049cm" fo:border-left="none" fo:border-right="0.06pt solid #000000" fo:border-top="none" fo:border-bottom="0.06pt solid #000000"/>
      <style:text-properties officeooo:paragraph-rsid="00508a57"/>
    </style:style>
    <style:style style:name="P27" style:family="paragraph" style:parent-style-name="Preformatted_20_Text">
      <style:paragraph-properties fo:margin-top="0cm" fo:margin-bottom="0cm" style:contextual-spacing="false" fo:padding-left="0cm" fo:padding-right="0.049cm" fo:padding-top="0cm" fo:padding-bottom="0.049cm" fo:border-left="none" fo:border-right="0.06pt solid #000000" fo:border-top="none" fo:border-bottom="0.06pt solid #000000"/>
      <style:text-properties fo:font-variant="normal" fo:text-transform="none" fo:color="#3c3c3c" loext:opacity="100%" style:font-name="Calibri" fo:font-size="10pt" fo:letter-spacing="normal" fo:font-style="normal" style:text-underline-style="none" fo:font-weight="normal" officeooo:rsid="0043496c" style:font-size-asian="10pt" style:font-weight-asian="normal" style:font-size-complex="10pt" style:font-weight-complex="normal"/>
    </style:style>
    <style:style style:name="P28" style:family="paragraph" style:parent-style-name="Text_20_body">
      <style:text-properties fo:font-variant="normal" fo:text-transform="none" fo:color="#3c3c3c" loext:opacity="100%" style:font-name="Calibri" fo:font-size="10pt" fo:letter-spacing="normal" fo:font-style="normal" fo:font-weight="normal" officeooo:rsid="0043496c" officeooo:paragraph-rsid="004db216" style:font-size-asian="10pt" style:font-weight-asian="normal" style:font-size-complex="10pt" style:font-weight-complex="normal"/>
    </style:style>
    <style:style style:name="P29" style:family="paragraph" style:parent-style-name="Heading_20_3">
      <style:paragraph-properties fo:margin-top="0cm" fo:margin-bottom="0cm" style:contextual-spacing="false" fo:break-before="page"/>
      <style:text-properties style:text-line-through-style="none" style:text-line-through-type="none" style:font-name="Calibri" style:text-underline-style="none" style:text-blinking="false"/>
    </style:style>
    <style:style style:name="P30" style:family="paragraph" style:parent-style-name="Heading_20_3">
      <style:paragraph-properties fo:margin-top="0cm" fo:margin-bottom="0cm" style:contextual-spacing="false"/>
      <style:text-properties style:text-line-through-style="none" style:text-line-through-type="none" style:font-name="Calibri" style:text-underline-style="none" style:text-blinking="false"/>
    </style:style>
    <style:style style:name="P31" style:family="paragraph" style:parent-style-name="Heading_20_1">
      <style:text-properties style:font-name="Calibri" style:text-underline-style="none" officeooo:paragraph-rsid="000ee089"/>
    </style:style>
    <style:style style:name="P32" style:family="paragraph" style:parent-style-name="List_20_Contents" style:list-style-name="L2">
      <style:paragraph-properties fo:margin-top="0cm" fo:margin-bottom="0cm" style:contextual-spacing="false"/>
      <style:text-properties style:font-name="Calibri" style:text-underline-style="none"/>
    </style:style>
    <style:style style:name="P33" style:family="paragraph" style:parent-style-name="List_20_Contents" style:list-style-name="L2">
      <style:paragraph-properties fo:margin-top="0cm" fo:margin-bottom="0cm" style:contextual-spacing="false"/>
      <style:text-properties style:font-name="Calibri" style:text-underline-style="none" officeooo:rsid="004db216" officeooo:paragraph-rsid="004db216"/>
    </style:style>
    <style:style style:name="P34" style:family="paragraph" style:parent-style-name="List_20_Contents" style:list-style-name="L3">
      <style:paragraph-properties fo:margin-top="0cm" fo:margin-bottom="0cm" style:contextual-spacing="false"/>
      <style:text-properties style:font-name="Calibri" style:text-underline-style="none"/>
    </style:style>
    <style:style style:name="P35" style:family="paragraph" style:parent-style-name="List_20_Contents">
      <style:paragraph-properties fo:margin-top="0cm" fo:margin-bottom="0cm" style:contextual-spacing="false"/>
      <style:text-properties style:font-name="Calibri" style:text-underline-style="none" officeooo:paragraph-rsid="004db216"/>
    </style:style>
    <style:style style:name="P36" style:family="paragraph" style:parent-style-name="List_20_Contents" style:list-style-name="L3">
      <style:paragraph-properties fo:margin-top="0cm" fo:margin-bottom="0cm" style:contextual-spacing="false"/>
      <style:text-properties officeooo:paragraph-rsid="004db216"/>
    </style:style>
    <style:style style:name="P37" style:family="paragraph" style:parent-style-name="List_20_Contents" style:list-style-name="L3">
      <style:paragraph-properties fo:margin-top="0cm" fo:margin-bottom="0cm" style:contextual-spacing="false"/>
    </style:style>
    <style:style style:name="P38" style:family="paragraph" style:parent-style-name="List_20_Heading" style:list-style-name="L2">
      <style:paragraph-properties fo:margin-top="0cm" fo:margin-bottom="0cm" style:contextual-spacing="false"/>
    </style:style>
    <style:style style:name="P39" style:family="paragraph" style:parent-style-name="List_20_Heading" style:list-style-name="L2">
      <style:paragraph-properties fo:margin-top="0cm" fo:margin-bottom="0cm" style:contextual-spacing="false"/>
      <style:text-properties officeooo:paragraph-rsid="004db216"/>
    </style:style>
    <style:style style:name="P40" style:family="paragraph" style:parent-style-name="List_20_Heading" style:list-style-name="L3">
      <style:paragraph-properties fo:margin-top="0cm" fo:margin-bottom="0cm" style:contextual-spacing="false"/>
    </style:style>
    <style:style style:name="P41" style:family="paragraph" style:parent-style-name="Text_20_body" style:list-style-name="L1">
      <style:text-properties fo:font-variant="normal" fo:text-transform="none" fo:color="#444444" loext:opacity="100%" style:font-name="Calibri" fo:font-size="10pt" fo:letter-spacing="normal" fo:font-style="normal" style:text-underline-style="none" fo:font-weight="normal" officeooo:rsid="0035908f" officeooo:paragraph-rsid="0038cd41" style:font-size-asian="10pt" style:font-weight-asian="normal" style:font-size-complex="10pt" style:font-weight-complex="normal"/>
    </style:style>
    <style:style style:name="T1" style:family="text">
      <style:text-properties fo:font-variant="normal" fo:text-transform="none" fo:color="#1b1b1b" loext:opacity="100%" style:font-name="Calibri" fo:font-size="12pt" fo:letter-spacing="normal" fo:font-style="normal" style:text-underline-style="none" fo:font-weight="normal"/>
    </style:style>
    <style:style style:name="T2" style:family="text">
      <style:text-properties fo:font-variant="normal" fo:text-transform="none" fo:color="#1b1b1b" loext:opacity="100%" style:font-name="Calibri" fo:font-size="12pt" fo:letter-spacing="normal" fo:font-style="normal" style:text-underline-style="none" fo:font-weight="normal" loext:padding="0cm" loext:border="none"/>
    </style:style>
    <style:style style:name="T3" style:family="text">
      <style:text-properties fo:font-variant="normal" fo:text-transform="none" fo:color="#3c3c3c" loext:opacity="100%" style:font-name="Calibri" fo:font-size="10pt" fo:letter-spacing="normal" fo:font-style="normal" style:text-underline-style="none" officeooo:rsid="0043496c" style:font-size-asian="10pt" style:font-size-complex="10pt"/>
    </style:style>
    <style:style style:name="T4" style:family="text">
      <style:text-properties officeooo:rsid="000bee14"/>
    </style:style>
    <style:style style:name="T5" style:family="text">
      <style:text-properties officeooo:rsid="00289d89"/>
    </style:style>
    <style:style style:name="T6" style:family="text">
      <style:text-properties officeooo:rsid="00240fcd"/>
    </style:style>
    <style:style style:name="T7" style:family="text">
      <style:text-properties style:font-name="Calibri"/>
    </style:style>
    <style:style style:name="T8" style:family="text">
      <style:text-properties style:font-name="Calibri" fo:font-size="10pt" style:text-underline-style="none"/>
    </style:style>
    <style:style style:name="T9" style:family="text">
      <style:text-properties style:font-name="Calibri" loext:padding="0cm" loext:border="none"/>
    </style:style>
    <style:style style:name="T10" style:family="text">
      <style:text-properties style:font-name="Calibri" fo:font-weight="bold" style:font-weight-asian="bold" style:font-weight-complex="bold" loext:padding="0cm" loext:border="none"/>
    </style:style>
    <style:style style:name="T11" style:family="text">
      <style:text-properties style:font-name="Calibri" fo:font-weight="bold" officeooo:rsid="004db216" style:font-weight-asian="bold" style:font-weight-complex="bold" loext:padding="0cm" loext:border="none"/>
    </style:style>
    <style:style style:name="T12" style:family="text">
      <style:text-properties style:font-name="Calibri" fo:font-weight="bold" officeooo:rsid="00508a57" style:font-weight-asian="bold" style:font-weight-complex="bold" loext:padding="0cm" loext:border="none"/>
    </style:style>
    <style:style style:name="T13" style:family="text">
      <style:text-properties style:font-name="Calibri" style:text-underline-style="none"/>
    </style:style>
    <style:style style:name="T14" style:family="text">
      <style:text-properties style:font-name="Calibri" style:text-underline-style="none" loext:padding="0cm" loext:border="none"/>
    </style:style>
    <style:style style:name="T15" style:family="text">
      <style:text-properties style:font-name="Calibri" style:text-underline-style="none" officeooo:rsid="004db216"/>
    </style:style>
    <style:style style:name="T16" style:family="text">
      <style:text-properties style:font-name="Calibri" style:text-underline-style="none" officeooo:rsid="004db216" loext:padding="0cm" loext:border="none"/>
    </style:style>
    <style:style style:name="T17" style:family="text">
      <style:text-properties style:font-name="Calibri" style:text-underline-style="none" fo:font-weight="bold" style:font-weight-asian="bold" style:font-weight-complex="bold"/>
    </style:style>
    <style:style style:name="T18" style:family="text">
      <style:text-properties style:font-name="Calibri" style:text-underline-style="none" fo:font-weight="bold" style:font-weight-asian="bold" style:font-weight-complex="bold" loext:padding="0cm" loext:border="none"/>
    </style:style>
    <style:style style:name="T19" style:family="text">
      <style:text-properties style:font-name="Calibri" style:text-underline-style="none" fo:font-weight="bold" officeooo:rsid="004db216" style:font-weight-asian="bold" style:font-weight-complex="bold" loext:padding="0cm" loext:border="none"/>
    </style:style>
    <style:style style:name="T20" style:family="text">
      <style:text-properties style:font-name="Calibri" style:text-underline-style="none" fo:font-weight="bold" officeooo:rsid="00508a57" style:font-weight-asian="bold" style:font-weight-complex="bold" loext:padding="0cm" loext:border="none"/>
    </style:style>
    <style:style style:name="T21" style:family="text">
      <style:text-properties style:font-name="Calibri" style:text-underline-style="none" officeooo:rsid="00508a57" loext:padding="0cm" loext:border="none"/>
    </style:style>
    <style:style style:name="T22" style:family="text">
      <style:text-properties style:text-line-through-style="none" style:text-line-through-type="none" style:font-name="Calibri" style:text-underline-style="none" style:text-blinking="false" loext:padding="0cm" loext:border="none"/>
    </style:style>
    <style:style style:name="T23" style:family="text">
      <style:text-properties style:text-line-through-style="none" style:text-line-through-type="none" style:font-name="Calibri" style:text-blinking="false"/>
    </style:style>
    <style:style style:name="T24" style:family="text">
      <style:text-properties style:text-line-through-style="none" style:text-line-through-type="none" style:font-name="Calibri" officeooo:rsid="004ae90e" style:text-blinking="false"/>
    </style:style>
    <style:style style:name="T25" style:family="text">
      <style:text-properties officeooo:rsid="004ae90e"/>
    </style:style>
    <style:style style:name="T26" style:family="text">
      <style:text-properties fo:text-transform="uppercase" style:font-name="Calibri" style:text-underline-style="none" fo:font-weight="bold" officeooo:rsid="004db216" style:font-weight-asian="bold" style:font-weight-complex="bold" loext:padding="0cm" loext:border="none"/>
    </style:style>
    <style:style style:name="T27" style:family="text">
      <style:text-properties fo:text-transform="uppercase" style:font-name="Calibri" fo:font-weight="bold" officeooo:rsid="004db216" style:font-weight-asian="bold" style:font-weight-complex="bold" loext:padding="0cm" loext:border="none"/>
    </style:style>
    <style:style style:name="T28" style:family="text">
      <style:text-properties fo:text-transform="uppercase" style:font-name="Calibri" fo:font-size="10pt" style:text-underline-style="none" fo:font-weight="bold" officeooo:rsid="004db216" style:font-name-asian="NSimSun" style:font-size-asian="10pt" style:font-weight-asian="bold" style:font-name-complex="Liberation Mono" style:font-size-complex="10pt" style:font-weight-complex="bold" loext:padding="0cm" loext:border="none"/>
    </style:style>
    <style:style style:name="T29" style:family="text">
      <style:text-properties fo:text-transform="uppercase" style:font-name="Calibri" fo:font-size="10pt" fo:font-weight="bold" officeooo:rsid="004db216" style:font-name-asian="NSimSun" style:font-size-asian="10pt" style:font-weight-asian="bold" style:font-name-complex="Liberation Mono" style:font-size-complex="10pt" style:font-weight-complex="bold" loext:padding="0cm" loext:border="none"/>
    </style:style>
    <style:style style:name="T30" style:family="text">
      <style:text-properties officeooo:rsid="004db216"/>
    </style:style>
    <style:style style:name="T31"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Ejercicio %1%." style:num-prefix="Ejercicio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text:span text:style-name="T4">Practica 0</text:span><text:span text:style-name="T5">4</text:span><text:span text:style-name="T4">-0</text:span><text:span text:style-name="T25">2b</text:span><text:span text:style-name="T6"> </text:span><text:span text:style-name="T25">El objeto Set</text:span></text:h>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7">Nombre</text:p>
          </table:table-cell>
          <table:table-cell table:style-name="Tabla3.A1" office:value-type="string">
            <text:p text:style-name="P8"/>
          </table:table-cell>
          <table:table-cell table:style-name="Tabla3.A1" office:value-type="string">
            <text:p text:style-name="P7">Curso</text:p>
          </table:table-cell>
          <table:table-cell table:style-name="Tabla3.D1" office:value-type="string">
            <text:p text:style-name="P8"/>
          </table:table-cell>
        </table:table-row>
        <table:table-row table:style-name="Tabla3.1">
          <table:table-cell table:style-name="Tabla3.A2" office:value-type="string">
            <text:p text:style-name="P7">Apellidos</text:p>
          </table:table-cell>
          <table:table-cell table:style-name="Tabla3.A2" office:value-type="string">
            <text:p text:style-name="P8"/>
          </table:table-cell>
          <table:table-cell table:style-name="Tabla3.A2" office:value-type="string">
            <text:p text:style-name="P7">Fecha</text:p>
          </table:table-cell>
          <table:table-cell table:style-name="Tabla3.D2" office:value-type="string">
            <text:p text:style-name="P8"/>
          </table:table-cell>
        </table:table-row>
      </table:table>
      <text:list xml:id="list2008305640" text:style-name="L1">
        <text:list-header>
          <text:p text:style-name="P41"/>
        </text:list-header>
      </text:list>
      <text:p text:style-name="P6"><text:span text:style-name="T1">El objeto </text:span><text:span text:style-name="Strong_20_Emphasis"><text:span text:style-name="Source_20_Text"><text:span text:style-name="T2">Set</text:span></text:span></text:span><text:span text:style-name="T1"> le permite almacenar valores únicos de cualquier tipo, ya sea valores primitivos o referencias a objetos.</text:span></text:p>
      <text:h text:style-name="P16" text:outline-level="2"><text:span text:style-name="T24">D</text:span><text:span text:style-name="T23">escripción</text:span></text:h>
      <text:p text:style-name="P2"><text:span text:style-name="T13">Los objetos </text:span><text:span text:style-name="Source_20_Text"><text:span text:style-name="T14">Set</text:span></text:span><text:span text:style-name="T13"> son colecciones de valores. Puede iterar a través de los elementos de un conjunto en orden de inserción. Un valor en un </text:span><text:span text:style-name="Source_20_Text"><text:span text:style-name="T14">Set</text:span></text:span><text:span text:style-name="T13"> </text:span><text:span text:style-name="Strong_20_Emphasis"><text:span text:style-name="T13">solo puede ocurrir una vez</text:span></text:span><text:span text:style-name="T13">; es único en la colección del </text:span><text:span text:style-name="Source_20_Text"><text:span text:style-name="T14">Set</text:span></text:span><text:span text:style-name="T13">.</text:span></text:p>
      <text:p text:style-name="P10"/>
      <text:h text:style-name="P15" text:outline-level="3"><text:bookmark text:name="igualdad_de_valores"/>Igualdad de valores</text:h>
      <text:p text:style-name="P2"><text:span text:style-name="T13">Debido a que cada valor en el </text:span><text:span text:style-name="Source_20_Text"><text:span text:style-name="T14">Set</text:span></text:span><text:span text:style-name="T13"> tiene que ser único, se verificará la igualdad de valores. En una versión anterior de la especificación ECMAScript, esto no se basaba en el mismo algoritmo que el utilizado en el operador </text:span><text:span text:style-name="Source_20_Text"><text:span text:style-name="T14">===</text:span></text:span><text:span text:style-name="T13">. Específicamente, para los </text:span><text:span text:style-name="Source_20_Text"><text:span text:style-name="T14">Set</text:span></text:span><text:span text:style-name="T13">, </text:span><text:span text:style-name="Source_20_Text"><text:span text:style-name="T14">+0</text:span></text:span><text:span text:style-name="T13"> (que es estrictamente igual a </text:span><text:span text:style-name="Source_20_Text"><text:span text:style-name="T14">-0</text:span></text:span><text:span text:style-name="T13">) y </text:span><text:span text:style-name="Source_20_Text"><text:span text:style-name="T14">-0</text:span></text:span><text:span text:style-name="T13"> eran valores diferentes. Sin embargo, esto se cambió en la especificación ECMAScript 2015. Consulte </text:span><text:span text:style-name="Emphasis"><text:span text:style-name="T13">"Igualdad de clave para -0 y 0"</text:span></text:span><text:span text:style-name="T13"> en la tabla de compatibilidad del navegador para obtener más detalles.</text:span></text:p>
      <text:p text:style-name="P2"><text:span text:style-name="Source_20_Text"><text:span text:style-name="T14">NaN</text:span></text:span><text:span text:style-name="T13"> y </text:span><text:span text:style-name="Source_20_Text"><text:span text:style-name="T14">undefined</text:span></text:span><text:span text:style-name="T13"> también se pueden almacenar en un </text:span><text:span text:style-name="Source_20_Text"><text:span text:style-name="T14">Set</text:span></text:span><text:span text:style-name="T13">. Todos los valores de </text:span><text:span text:style-name="Source_20_Text"><text:span text:style-name="T14">NaN</text:span></text:span><text:span text:style-name="T13"> se equiparan (es decir, </text:span><text:span text:style-name="Source_20_Text"><text:span text:style-name="T14">NaN</text:span></text:span><text:span text:style-name="T13"> se considera lo mismo que </text:span><text:span text:style-name="Source_20_Text"><text:span text:style-name="T14">NaN</text:span></text:span><text:span text:style-name="T13">, aunque </text:span><text:span text:style-name="Source_20_Text"><text:span text:style-name="T14">NaN !== NaN</text:span></text:span><text:span text:style-name="T13">).</text:span></text:p>
      <text:p text:style-name="P10"/>
      <text:h text:style-name="P15" text:outline-level="3"><text:bookmark text:name="rendimiento"/>Rendimiento</text:h>
      <text:p text:style-name="P2"><text:span text:style-name="T13">El método </text:span><text:span text:style-name="Source_20_Text"><text:span text:style-name="T14">has</text:span></text:span><text:span text:style-name="T13"> de </text:span><text:span text:style-name="Source_20_Text"><text:span text:style-name="T14">Set</text:span></text:span><text:span text:style-name="T13"> verifica si un valor está en un objeto </text:span><text:span text:style-name="Source_20_Text"><text:span text:style-name="T14">Set</text:span></text:span><text:span text:style-name="T13">, utilizando un enfoque que, en promedio, es más rápido que probar la mayoría de los elementos que se han agregado previamente al objeto </text:span><text:span text:style-name="Source_20_Text"><text:span text:style-name="T14">Set</text:span></text:span><text:span text:style-name="T13">. En particular, es, en promedio, más rápido que el método </text:span><text:span text:style-name="Source_20_Text"><text:span text:style-name="T14">Array.prototype.includes</text:span></text:span><text:span text:style-name="T13"> cuando un objeto </text:span><text:span text:style-name="Source_20_Text"><text:span text:style-name="T14">Array</text:span></text:span><text:span text:style-name="T13"> tiene un </text:span><text:span text:style-name="Source_20_Text"><text:span text:style-name="T14">length</text:span></text:span><text:span text:style-name="T13"> igual al </text:span><text:span text:style-name="Source_20_Text"><text:span text:style-name="T14">size</text:span></text:span><text:span text:style-name="T13"> de un objeto </text:span><text:span text:style-name="Source_20_Text"><text:span text:style-name="T14">Set</text:span></text:span><text:span text:style-name="T13">.</text:span></text:p>
      <text:h text:style-name="P14" text:outline-level="2"/>
      <text:h text:style-name="P14" text:outline-level="2"><text:bookmark text:name="constructor"/>Constructor</text:h>
      <text:p text:style-name="P4"><text:bookmark text:name="sect1"/><text:span text:style-name="Source_20_Text"><text:span text:style-name="T14">Set()</text:span></text:span><text:span text:style-name="T13"> </text:span><text:span text:style-name="T8">(en-US)</text:span></text:p>
      <text:p text:style-name="P3"><text:span text:style-name="T13">Crea un nuevo objeto </text:span><text:span text:style-name="Source_20_Text"><text:span text:style-name="T14">Set</text:span></text:span><text:span text:style-name="T13">.</text:span></text:p>
      <text:h text:style-name="P14" text:outline-level="2"/>
      <text:h text:style-name="P14" text:outline-level="2"><text:bookmark text:name="propiedades_de_instancia"/>Propiedades de instancia</text:h>
      <text:p text:style-name="P4"><text:bookmark text:name="sect3"/><text:span text:style-name="Source_20_Text"><text:span text:style-name="T14">Set.prototype.size</text:span></text:span></text:p>
      <text:p text:style-name="P3"><text:span text:style-name="T13">Devuelve el número de valores en el objeto </text:span><text:span text:style-name="Source_20_Text"><text:span text:style-name="T14">Set</text:span></text:span><text:span text:style-name="T13">.</text:span></text:p>
      <text:p text:style-name="P11"/>
      <text:h text:style-name="P14" text:outline-level="2"><text:bookmark text:name="métodos_de_instancia"/>Métodos de instancia</text:h>
      <text:list xml:id="list3286131515" text:style-name="L2">
        <text:list-item>
          <text:p text:style-name="P38"><text:bookmark text:name="sect4"/><text:span text:style-name="Source_20_Text"><text:span text:style-name="T18">Set.prototype.add(</text:span></text:span><text:span text:style-name="Source_20_Text"><text:span text:style-name="Variable"><text:span text:style-name="T18">value</text:span></text:span></text:span><text:span text:style-name="Source_20_Text"><text:span text:style-name="T18">)</text:span></text:span><text:span text:style-name="Source_20_Text"><text:span text:style-name="T19"> </text:span></text:span><text:span text:style-name="Source_20_Text"><text:span text:style-name="T16"><text:s/></text:span></text:span><text:span text:style-name="T13">Añade </text:span><text:span text:style-name="Source_20_Text"><text:span text:style-name="T14">value</text:span></text:span><text:span text:style-name="T13"> al objeto </text:span><text:span text:style-name="Source_20_Text"><text:span text:style-name="T14">Set</text:span></text:span><text:span text:style-name="T13">. Devuelve el objeto </text:span><text:span text:style-name="Source_20_Text"><text:span text:style-name="T14">Set</text:span></text:span><text:span text:style-name="T13"> con el valor añadido.</text:span></text:p>
          <text:p text:style-name="P32"/>
        </text:list-item>
        <text:list-item>
          <text:p text:style-name="P38"><text:bookmark text:name="sect5"/><text:soft-page-break/><text:span text:style-name="Source_20_Text"><text:span text:style-name="T18">Set.prototype.clear()</text:span></text:span><text:span text:style-name="Source_20_Text"><text:span text:style-name="T19"> </text:span></text:span><text:span text:style-name="Source_20_Text"><text:span text:style-name="T16"><text:s/></text:span></text:span><text:span text:style-name="T13">Elimina todos los elementos del objeto </text:span><text:span text:style-name="Source_20_Text"><text:span text:style-name="T14">Set</text:span></text:span><text:span text:style-name="T13">.</text:span></text:p>
          <text:p text:style-name="P32"/>
        </text:list-item>
        <text:list-item>
          <text:p text:style-name="P39"><text:bookmark text:name="sect6"/><text:span text:style-name="Source_20_Text"><text:span text:style-name="T18">Set.prototype.delete(</text:span></text:span><text:span text:style-name="Source_20_Text"><text:span text:style-name="Variable"><text:span text:style-name="T18">value</text:span></text:span></text:span><text:span text:style-name="Source_20_Text"><text:span text:style-name="T18">)</text:span></text:span><text:span text:style-name="Source_20_Text"><text:span text:style-name="T19"> <text:s/></text:span></text:span><text:span text:style-name="T13">Elimina el elemento asociado a </text:span><text:span text:style-name="Source_20_Text"><text:span text:style-name="T14">value</text:span></text:span><text:span text:style-name="T13"> y devuelve un booleano que afirma si un elemento se eliminó correctamente o no.</text:span><text:span text:style-name="T15"> </text:span></text:p>
          <text:p text:style-name="P33"/>
        </text:list-item>
        <text:list-item>
          <text:p text:style-name="P38"><text:bookmark text:name="sect7"/><text:span text:style-name="Source_20_Text"><text:span text:style-name="T18">Set.prototype.has(</text:span></text:span><text:span text:style-name="Source_20_Text"><text:span text:style-name="Variable"><text:span text:style-name="T18">value</text:span></text:span></text:span><text:span text:style-name="Source_20_Text"><text:span text:style-name="T18">)</text:span></text:span><text:span text:style-name="Source_20_Text"><text:span text:style-name="T19"> <text:s text:c="2"/></text:span></text:span><text:span text:style-name="T13">Devuelve un booleano que afirma si un elemento está presente con el valor dado en el objeto </text:span><text:span text:style-name="Source_20_Text"><text:span text:style-name="T14">Set</text:span></text:span><text:span text:style-name="T13"> o no.</text:span></text:p>
        </text:list-item>
      </text:list>
      <text:p text:style-name="P11"/>
      <text:h text:style-name="P15" text:outline-level="3"><text:bookmark text:name="métodos_de_iteración"/>Métodos de iteración</text:h>
      <text:list xml:id="list1580787161" text:style-name="L3">
        <text:list-item>
          <text:p text:style-name="P40"><text:bookmark text:name="sect8"/><text:span text:style-name="Source_20_Text"><text:span text:style-name="T18">Set.prototype[@@iterator]()</text:span></text:span></text:p>
          <text:p text:style-name="P36"><text:span text:style-name="T13">Devuelve un nuevo objeto iterador que genera los </text:span><text:span text:style-name="Strong_20_Emphasis"><text:span text:style-name="T13">values</text:span></text:span><text:span text:style-name="T13"> de cada elemento del objeto </text:span><text:span text:style-name="Source_20_Text"><text:span text:style-name="T14">Set</text:span></text:span><text:span text:style-name="T13"> en el orden de inserción.</text:span></text:p>
          <text:p text:style-name="P36"><text:span text:style-name="Source_20_Text"><text:span text:style-name="T18"/></text:span></text:p>
        </text:list-item>
        <text:list-item>
          <text:p text:style-name="P36"><text:bookmark text:name="sect9"/><text:span text:style-name="Source_20_Text"><text:span text:style-name="T18">Set.prototype.values()</text:span></text:span><text:span text:style-name="Source_20_Text"><text:span text:style-name="T19"> </text:span></text:span></text:p>
          <text:p text:style-name="P37"><text:span text:style-name="T13">Devuelve un nuevo objeto iterador que genera los </text:span><text:span text:style-name="Strong_20_Emphasis"><text:span text:style-name="T13">values</text:span></text:span><text:span text:style-name="T13"> de cada elemento del objeto </text:span><text:span text:style-name="Source_20_Text"><text:span text:style-name="T14">Set</text:span></text:span><text:span text:style-name="T13"> en el orden de inserción.</text:span></text:p>
          <text:p text:style-name="P34"/>
        </text:list-item>
        <text:list-item>
          <text:p text:style-name="P40"><text:bookmark text:name="sect10"/><text:span text:style-name="Source_20_Text"><text:span text:style-name="T18">Set.prototype.keys()</text:span></text:span><text:span text:style-name="Source_20_Text"><text:span text:style-name="T19"> </text:span></text:span></text:p>
          <text:p text:style-name="P37"><text:span text:style-name="T13">Un alias para </text:span><text:span text:style-name="Source_20_Text"><text:span text:style-name="T14">Set.prototype.values()</text:span></text:span><text:span text:style-name="T13">.</text:span></text:p>
          <text:p text:style-name="P34"/>
        </text:list-item>
        <text:list-item>
          <text:p text:style-name="P40"><text:bookmark text:name="sect11"/><text:span text:style-name="Source_20_Text"><text:span text:style-name="T18">Set.prototype.entries()</text:span></text:span></text:p>
          <text:p text:style-name="P37"><text:span text:style-name="T13">Devuelve un nuevo objeto iterador que contiene </text:span><text:span text:style-name="Strong_20_Emphasis"><text:span text:style-name="T13">un arreglo de </text:span></text:span><text:span text:style-name="Strong_20_Emphasis"><text:span text:style-name="Source_20_Text"><text:span text:style-name="T14">[value, value]</text:span></text:span></text:span><text:span text:style-name="T13"> para cada elemento del objeto </text:span><text:span text:style-name="Source_20_Text"><text:span text:style-name="T14">Set</text:span></text:span><text:span text:style-name="T13">, en orden de inserción.</text:span></text:p>
          <text:p text:style-name="P37"><text:span text:style-name="T13">Esto es similar al objeto </text:span><text:span text:style-name="Source_20_Text"><text:span text:style-name="T14">Map</text:span></text:span><text:span text:style-name="T13">, de modo que la </text:span><text:span text:style-name="Emphasis"><text:span text:style-name="T13">clave</text:span></text:span><text:span text:style-name="T13"> de cada entrada es la misma que su </text:span><text:span text:style-name="Emphasis"><text:span text:style-name="T13">valor</text:span></text:span><text:span text:style-name="T13"> para un </text:span><text:span text:style-name="Source_20_Text"><text:span text:style-name="T14">Set</text:span></text:span><text:span text:style-name="T13">.</text:span></text:p>
          <text:p text:style-name="P34"/>
        </text:list-item>
        <text:list-item>
          <text:p text:style-name="P40"><text:bookmark text:name="sect12"/><text:span text:style-name="Source_20_Text"><text:span text:style-name="T18">Set.prototype.forEach(</text:span></text:span><text:span text:style-name="Source_20_Text"><text:span text:style-name="Variable"><text:span text:style-name="T18">callbackFn</text:span></text:span></text:span><text:span text:style-name="Source_20_Text"><text:span text:style-name="T18">[, </text:span></text:span><text:span text:style-name="Source_20_Text"><text:span text:style-name="Variable"><text:span text:style-name="T18">thisArg</text:span></text:span></text:span><text:span text:style-name="Source_20_Text"><text:span text:style-name="T18">])</text:span></text:span><text:span text:style-name="T17"> </text:span></text:p>
          <text:p text:style-name="P36"><text:span text:style-name="T13">Llama a </text:span><text:span text:style-name="Source_20_Text"><text:span text:style-name="T14">callbackFn</text:span></text:span><text:span text:style-name="T13"> una vez por cada valor presente en el objeto </text:span><text:span text:style-name="Source_20_Text"><text:span text:style-name="T14">Set</text:span></text:span><text:span text:style-name="T13">, en orden de inserción. Si se proporciona un parámetro </text:span><text:span text:style-name="Source_20_Text"><text:span text:style-name="T14">thisArg</text:span></text:span><text:span text:style-name="T13">, se utilizará como valor </text:span><text:span text:style-name="Source_20_Text"><text:span text:style-name="T14">this</text:span></text:span><text:span text:style-name="T13"> para cada invocación de </text:span><text:span text:style-name="Source_20_Text"><text:span text:style-name="T14">callbackFn</text:span></text:span><text:span text:style-name="T13">.</text:span></text:p>
        </text:list-item>
      </text:list>
      <text:p text:style-name="P35"/>
      <text:h text:style-name="P19" text:outline-level="3"><text:bookmark text:name="ejemplos"/>Ejemplos<text:bookmark text:name="utilizando_el_objeto_set"/><text:span text:style-name="T30"> <text:s/></text:span>Utilizando el objeto Set</text:h>
      <text:p text:style-name="P23"><text:span text:style-name="Source_20_Text"><text:span text:style-name="T26">// Ej1 Crear SET</text:span></text:span></text:p>
      <text:p text:style-name="P5"><text:span text:style-name="Source_20_Text"><text:span text:style-name="T14">const mySet1 = new Set();</text:span></text:span></text:p>
      <text:p text:style-name="P9"/>
      <text:p text:style-name="P1"><text:span text:style-name="Source_20_Text"><text:span text:style-name="T14">mySet1.add(1); // Set [ 1 ]</text:span></text:span></text:p>
      <text:p text:style-name="P1"><text:span text:style-name="Source_20_Text"><text:span text:style-name="T14">mySet1.add(5); // Set [ 1, 5 ]</text:span></text:span></text:p>
      <text:p text:style-name="P1"><text:span text:style-name="Source_20_Text"><text:span text:style-name="T14">mySet1.add(5); // Set [ 1, 5 ]</text:span></text:span></text:p>
      <text:p text:style-name="P1"><text:span text:style-name="Source_20_Text"><text:span text:style-name="T14">mySet1.add("algún texto"); // Set [ 1, 5, 'algún texto' ]</text:span></text:span></text:p>
      <text:p text:style-name="P1"><text:span text:style-name="Source_20_Text"><text:span text:style-name="T14">const o = { a: 1, b: 2 };</text:span></text:span></text:p>
      <text:p text:style-name="P1"><text:span text:style-name="Source_20_Text"><text:span text:style-name="T14">mySet1.add(o);</text:span></text:span></text:p>
      <text:p text:style-name="P9"/>
      <text:p text:style-name="P1"><text:span text:style-name="Source_20_Text"><text:span text:style-name="T14">mySet1.add({ a: 1, b: 2 }); // o está haciendo referencia a un objeto diferente,</text:span></text:span></text:p>
      <text:p text:style-name="P1"><text:span text:style-name="Source_20_Text"><text:span text:style-name="T14">// por lo que está bien</text:span></text:span></text:p>
      <text:p text:style-name="P23"><text:span text:style-name="Source_20_Text"><text:span text:style-name="T26"/></text:span></text:p>
      <text:p text:style-name="P23"><text:span text:style-name="Source_20_Text"><text:span text:style-name="T26">// Ej1 </text:span></text:span><text:span text:style-name="Source_20_Text"><text:span text:style-name="T28">has </text:span></text:span></text:p>
      <text:p text:style-name="P1"><text:span text:style-name="Source_20_Text"><text:span text:style-name="T14">mySet1.has(1); // true</text:span></text:span></text:p>
      <text:p text:style-name="P1"><text:span text:style-name="Source_20_Text"><text:span text:style-name="T14">mySet1.has(3); // false, ya que 3 no se ha agregado al conjunto</text:span></text:span></text:p>
      <text:p text:style-name="P1"><text:span text:style-name="Source_20_Text"><text:span text:style-name="T14">mySet1.has(5); // true</text:span></text:span></text:p>
      <text:p text:style-name="P1"><text:soft-page-break/><text:span text:style-name="Source_20_Text"><text:span text:style-name="T14">mySet1.has(Math.sqrt(25)); // true</text:span></text:span></text:p>
      <text:p text:style-name="P1"><text:span text:style-name="Source_20_Text"><text:span text:style-name="T14">mySet1.has("Algún Texto".toLowerCase()); // true</text:span></text:span></text:p>
      <text:p text:style-name="P1"><text:span text:style-name="Source_20_Text"><text:span text:style-name="T14">mySet1.has(o); // true</text:span></text:span></text:p>
      <text:p text:style-name="P1"><text:span text:style-name="Source_20_Text"><text:span text:style-name="T14"/></text:span></text:p>
      <text:p text:style-name="P12"><text:span text:style-name="Source_20_Text"><text:span text:style-name="T27">// Ej3 size y Delete</text:span></text:span><text:span text:style-name="Source_20_Text"><text:span text:style-name="T29"> </text:span></text:span></text:p>
      <text:p text:style-name="P1"><text:span text:style-name="Source_20_Text"><text:span text:style-name="T14">mySet1.size; // 5</text:span></text:span></text:p>
      <text:p text:style-name="P9"/>
      <text:p text:style-name="P1"><text:span text:style-name="Source_20_Text"><text:span text:style-name="T14">mySet1.delete(5); // elimina 5 del conjunto</text:span></text:span></text:p>
      <text:p text:style-name="P1"><text:span text:style-name="Source_20_Text"><text:span text:style-name="T14">mySet1.has(5); // false, 5 ha sido eliminado</text:span></text:span></text:p>
      <text:p text:style-name="P9"/>
      <text:p text:style-name="P1"><text:span text:style-name="Source_20_Text"><text:span text:style-name="T14">mySet1.size; // 4, ya que acabamos de eliminar un valor</text:span></text:span></text:p>
      <text:p text:style-name="P9"/>
      <text:h text:style-name="P15" text:outline-level="3"><text:bookmark text:name="iterando_set"/>Iterando Set</text:h>
      <text:p text:style-name="P25"><text:span text:style-name="Source_20_Text"><text:span text:style-name="T7">// iterar sobre los elementos en Set</text:span></text:span></text:p>
      <text:p text:style-name="P23"><text:span text:style-name="Source_20_Text"><text:span text:style-name="T16"/></text:span></text:p>
      <text:p text:style-name="P23"><text:span text:style-name="Source_20_Text"><text:span text:style-name="T16">var </text:span></text:span><text:span text:style-name="Source_20_Text"><text:span text:style-name="T14">mySet1</text:span></text:span><text:span text:style-name="Source_20_Text"><text:span text:style-name="T16"> = new Set( 1, "algún texto", {"a": 1, "b": 2}, {"a": 1, "b": 2})</text:span></text:span></text:p>
      <text:p text:style-name="P5"><text:span text:style-name="Source_20_Text"><text:span text:style-name="T14"/></text:span></text:p>
      <text:p text:style-name="P1"><text:span text:style-name="Source_20_Text"><text:span text:style-name="T18">//</text:span></text:span><text:span text:style-name="Source_20_Text"><text:span text:style-name="T19"> Ej4 for of </text:span></text:span></text:p>
      <text:p text:style-name="P20"><text:span text:style-name="Source_20_Text"><text:span text:style-name="T14">// <text:s text:c="2"/>1, "algún texto", {"a": 1, "b": 2}, {"a": 1, "b": 2}</text:span></text:span></text:p>
      <text:p text:style-name="P1"><text:span text:style-name="Source_20_Text"><text:span text:style-name="T14">for (let item of mySet1) console.log(item)</text:span></text:span></text:p>
      <text:p text:style-name="P13"><text:span text:style-name="Source_20_Text"><text:span text:style-name="T9">for (let item of mySet1.values()) console.log(item)</text:span></text:span></text:p>
      <text:p text:style-name="P13"><text:span text:style-name="Source_20_Text"><text:span text:style-name="T9"/></text:span></text:p>
      <text:p text:style-name="P13"><text:span text:style-name="Source_20_Text"><text:span text:style-name="T10">//</text:span></text:span><text:span text:style-name="Source_20_Text"><text:span text:style-name="T11"> Ej4 for of </text:span></text:span><text:span text:style-name="Source_20_Text"><text:span text:style-name="T12"><text:s/></text:span></text:span><text:span text:style-name="Source_20_Text"><text:span text:style-name="T11"><text:s/></text:span></text:span></text:p>
      <text:p text:style-name="P1"><text:span text:style-name="Source_20_Text"><text:span text:style-name="T14">// imprime en consola </text:span></text:span><text:span text:style-name="Source_20_Text"><text:span text:style-name="T21">las claves de </text:span></text:span><text:span text:style-name="Source_20_Text"><text:span text:style-name="T14">los elementos </text:span></text:span></text:p>
      <text:p text:style-name="P1"><text:span text:style-name="Source_20_Text"><text:span text:style-name="T14">// <text:s text:c="2"/>1, "algún texto", {"a": 1, "b": 2}, {"a": 1, "b": 2}</text:span></text:span></text:p>
      <text:p text:style-name="P1"><text:span text:style-name="Source_20_Text"><text:span text:style-name="T14">for (let item of mySet1.keys()) console.log(item)</text:span></text:span></text:p>
      <text:p text:style-name="P9"/>
      <text:p text:style-name="P13"><text:span text:style-name="Source_20_Text"><text:span text:style-name="T18">//</text:span></text:span><text:span text:style-name="Source_20_Text"><text:span text:style-name="T19"> Ej4 for of </text:span></text:span><text:span text:style-name="Source_20_Text"><text:span text:style-name="T20"><text:s/></text:span></text:span></text:p>
      <text:p text:style-name="P1"><text:span text:style-name="Source_20_Text"><text:span text:style-name="T14">// imprime en consola los elementos en el orden:</text:span></text:span></text:p>
      <text:p text:style-name="P1"><text:span text:style-name="Source_20_Text"><text:span text:style-name="T14">// <text:s text:c="2"/>1, "algún texto", {"a": 1, "b": 2}, {"a": 1, "b": 2}</text:span></text:span></text:p>
      <text:p text:style-name="P1"><text:span text:style-name="Source_20_Text"><text:span text:style-name="T14"/></text:span></text:p>
      <text:p text:style-name="P9"/>
      <text:p text:style-name="P1"><text:span text:style-name="Source_20_Text"><text:span text:style-name="T14">// imprime en consola los elementos en el orden:</text:span></text:span></text:p>
      <text:p text:style-name="P1"><text:span text:style-name="Source_20_Text"><text:span text:style-name="T14">// <text:s text:c="2"/>1, "algún texto", {"a": 1, "b": 2}, {"a": 1, "b": 2}</text:span></text:span></text:p>
      <text:p text:style-name="P1"><text:span text:style-name="Source_20_Text"><text:span text:style-name="T14">// (key y value son los mismos aquí)</text:span></text:span></text:p>
      <text:p text:style-name="P1"><text:span text:style-name="Source_20_Text"><text:span text:style-name="T14">for (let [key, value] of mySet1.entries()) console.log(key)</text:span></text:span></text:p>
      <text:p text:style-name="P9"/>
      <text:p text:style-name="P1"><text:span text:style-name="Source_20_Text"><text:span text:style-name="T14">// convertir el objeto Set en un objeto Array, con Array.from</text:span></text:span></text:p>
      <text:p text:style-name="P1"><text:span text:style-name="Source_20_Text"><text:span text:style-name="T14">const myArr = Array.from(mySet1) // [1, "algún texto", {"a": 1, "b": 2}, {"a": 1, "b": 2}]</text:span></text:span></text:p>
      <text:p text:style-name="P9"/>
      <text:p text:style-name="P1"><text:span text:style-name="Source_20_Text"><text:span text:style-name="T14">// lo siguiente también funcionará si se ejecuta en un documento HTML</text:span></text:span></text:p>
      <text:p text:style-name="P1"><text:span text:style-name="Source_20_Text"><text:span text:style-name="T14">mySet1.add(document.body)</text:span></text:span></text:p>
      <text:p text:style-name="P1"><text:span text:style-name="Source_20_Text"><text:span text:style-name="T14">mySet1.has(document.querySelector('body')) // true</text:span></text:span></text:p>
      <text:p text:style-name="P9"/>
      <text:p text:style-name="P1"><text:span text:style-name="Source_20_Text"><text:span text:style-name="T14">// conversión entre Set y Array</text:span></text:span></text:p>
      <text:p text:style-name="P1"><text:span text:style-name="Source_20_Text"><text:span text:style-name="T14">const mySet2 = new Set([1, 2, 3, 4])</text:span></text:span></text:p>
      <text:p text:style-name="P1"><text:span text:style-name="Source_20_Text"><text:span text:style-name="T14">mySet2.size <text:s text:c="19"/>// 4</text:span></text:span></text:p>
      <text:p text:style-name="P1"><text:span text:style-name="Source_20_Text"><text:span text:style-name="T14">[...mySet2] <text:s text:c="19"/>// [1, 2, 3, 4]</text:span></text:span></text:p>
      <text:p text:style-name="P9"/>
      <text:p text:style-name="P1"><text:span text:style-name="Source_20_Text"><text:span text:style-name="T14">// la intersección se puede simular a través de</text:span></text:span></text:p>
      <text:p text:style-name="P1"><text:span text:style-name="Source_20_Text"><text:span text:style-name="T14">const intersection = new Set([...mySet1].filter(x =&gt; mySet2.has(x)))</text:span></text:span></text:p>
      <text:p text:style-name="P9"/>
      <text:p text:style-name="P1"><text:span text:style-name="Source_20_Text"><text:span text:style-name="T14">// la diferencia se puede simular mediante</text:span></text:span></text:p>
      <text:p text:style-name="P1"><text:span text:style-name="Source_20_Text"><text:span text:style-name="T14">const difference = new Set([...mySet1].filter(x =&gt; !mySet2.has(x)))</text:span></text:span></text:p>
      <text:p text:style-name="P9"/>
      <text:p text:style-name="P1"><text:span text:style-name="Source_20_Text"><text:span text:style-name="T14">// iterar entradas de Set con forEach()</text:span></text:span></text:p>
      <text:p text:style-name="P1"><text:soft-page-break/><text:span text:style-name="Source_20_Text"><text:span text:style-name="T14">mySet2.forEach(function(value) {</text:span></text:span><text:span text:style-name="Source_20_Text"><text:span text:style-name="T21"> <text:s/></text:span></text:span><text:span text:style-name="Source_20_Text"><text:span text:style-name="T14"><text:s text:c="2"/>console.log(value)</text:span></text:span><text:span text:style-name="Source_20_Text"><text:span text:style-name="T21"> <text:s/></text:span></text:span><text:span text:style-name="Source_20_Text"><text:span text:style-name="T14">})</text:span></text:span><text:span text:style-name="Source_20_Text"><text:span text:style-name="T21"> <text:s text:c="2"/></text:span></text:span></text:p>
      <text:p text:style-name="P9"/>
      <text:p text:style-name="P1"><text:span text:style-name="Source_20_Text"><text:span text:style-name="T14">// 1</text:span></text:span></text:p>
      <text:p text:style-name="P1"><text:span text:style-name="Source_20_Text"><text:span text:style-name="T14">// 2</text:span></text:span></text:p>
      <text:p text:style-name="P1"><text:span text:style-name="Source_20_Text"><text:span text:style-name="T14">// 3</text:span></text:span></text:p>
      <text:p text:style-name="P1"><text:span text:style-name="Source_20_Text"><text:span text:style-name="T14">// 4</text:span></text:span></text:p>
      <text:h text:style-name="P15" text:outline-level="3"/>
      <text:h text:style-name="P15" text:outline-level="3"><text:bookmark text:name="implementación_de_operaciones_básicas_de_conjuntos"/>Implementación de operaciones básicas de conjuntos</text:h>
      <text:p text:style-name="P5"><text:span text:style-name="Source_20_Text"><text:span text:style-name="T14">function isSuperset(set, subset) {</text:span></text:span></text:p>
      <text:p text:style-name="P1"><text:span text:style-name="Source_20_Text"><text:span text:style-name="T14"><text:s text:c="2"/>for (let elem of subset) {</text:span></text:span></text:p>
      <text:p text:style-name="P1"><text:span text:style-name="Source_20_Text"><text:span text:style-name="T14"><text:s text:c="4"/>if (!set.has(elem)) {</text:span></text:span></text:p>
      <text:p text:style-name="P1"><text:span text:style-name="Source_20_Text"><text:span text:style-name="T14"><text:s text:c="6"/>return false;</text:span></text:span></text:p>
      <text:p text:style-name="P1"><text:span text:style-name="Source_20_Text"><text:span text:style-name="T14"><text:s text:c="4"/>}</text:span></text:span></text:p>
      <text:p text:style-name="P1"><text:span text:style-name="Source_20_Text"><text:span text:style-name="T14"><text:s text:c="2"/>}</text:span></text:span></text:p>
      <text:p text:style-name="P1"><text:span text:style-name="Source_20_Text"><text:span text:style-name="T14"><text:s text:c="2"/>return true;</text:span></text:span></text:p>
      <text:p text:style-name="P1"><text:span text:style-name="Source_20_Text"><text:span text:style-name="T14">}</text:span></text:span></text:p>
      <text:p text:style-name="P9"/>
      <text:p text:style-name="P1"><text:span text:style-name="Source_20_Text"><text:span text:style-name="T14">function union(setA, setB) {</text:span></text:span></text:p>
      <text:p text:style-name="P1"><text:span text:style-name="Source_20_Text"><text:span text:style-name="T14"><text:s text:c="2"/>let _union = new Set(setA);</text:span></text:span></text:p>
      <text:p text:style-name="P1"><text:span text:style-name="Source_20_Text"><text:span text:style-name="T14"><text:s text:c="2"/>for (let elem of setB) {</text:span></text:span></text:p>
      <text:p text:style-name="P1"><text:span text:style-name="Source_20_Text"><text:span text:style-name="T14"><text:s text:c="4"/>_union.add(elem);</text:span></text:span></text:p>
      <text:p text:style-name="P1"><text:span text:style-name="Source_20_Text"><text:span text:style-name="T14"><text:s text:c="2"/>}</text:span></text:span></text:p>
      <text:p text:style-name="P1"><text:span text:style-name="Source_20_Text"><text:span text:style-name="T14"><text:s text:c="2"/>return _union;</text:span></text:span></text:p>
      <text:p text:style-name="P1"><text:span text:style-name="Source_20_Text"><text:span text:style-name="T14">}</text:span></text:span></text:p>
      <text:p text:style-name="P9"/>
      <text:p text:style-name="P1"><text:span text:style-name="Source_20_Text"><text:span text:style-name="T14">function intersection(setA, setB) {</text:span></text:span></text:p>
      <text:p text:style-name="P1"><text:span text:style-name="Source_20_Text"><text:span text:style-name="T14"><text:s text:c="2"/>let _intersection = new Set();</text:span></text:span></text:p>
      <text:p text:style-name="P1"><text:span text:style-name="Source_20_Text"><text:span text:style-name="T14"><text:s text:c="2"/>for (let elem of setB) {</text:span></text:span></text:p>
      <text:p text:style-name="P1"><text:span text:style-name="Source_20_Text"><text:span text:style-name="T14"><text:s text:c="4"/>if (setA.has(elem)) {</text:span></text:span></text:p>
      <text:p text:style-name="P1"><text:span text:style-name="Source_20_Text"><text:span text:style-name="T14"><text:s text:c="6"/>_intersection.add(elem);</text:span></text:span></text:p>
      <text:p text:style-name="P1"><text:span text:style-name="Source_20_Text"><text:span text:style-name="T14"><text:s text:c="4"/>}</text:span></text:span></text:p>
      <text:p text:style-name="P1"><text:span text:style-name="Source_20_Text"><text:span text:style-name="T14"><text:s text:c="2"/>}</text:span></text:span></text:p>
      <text:p text:style-name="P1"><text:span text:style-name="Source_20_Text"><text:span text:style-name="T14"><text:s text:c="2"/>return _intersection;</text:span></text:span></text:p>
      <text:p text:style-name="P1"><text:span text:style-name="Source_20_Text"><text:span text:style-name="T14">}</text:span></text:span></text:p>
      <text:p text:style-name="P9"/>
      <text:p text:style-name="P1"><text:span text:style-name="Source_20_Text"><text:span text:style-name="T14">function symmetricDifference(setA, setB) {</text:span></text:span></text:p>
      <text:p text:style-name="P1"><text:span text:style-name="Source_20_Text"><text:span text:style-name="T14"><text:s text:c="2"/>let _difference = new Set(setA);</text:span></text:span></text:p>
      <text:p text:style-name="P1"><text:span text:style-name="Source_20_Text"><text:span text:style-name="T14"><text:s text:c="2"/>for (let elem of setB) {</text:span></text:span></text:p>
      <text:p text:style-name="P1"><text:span text:style-name="Source_20_Text"><text:span text:style-name="T14"><text:s text:c="4"/>if (_difference.has(elem)) {</text:span></text:span></text:p>
      <text:p text:style-name="P1"><text:span text:style-name="Source_20_Text"><text:span text:style-name="T14"><text:s text:c="6"/>_difference.delete(elem);</text:span></text:span></text:p>
      <text:p text:style-name="P1"><text:span text:style-name="Source_20_Text"><text:span text:style-name="T14"><text:s text:c="4"/>} else {</text:span></text:span></text:p>
      <text:p text:style-name="P1"><text:span text:style-name="Source_20_Text"><text:span text:style-name="T14"><text:s text:c="6"/>_difference.add(elem);</text:span></text:span></text:p>
      <text:p text:style-name="P1"><text:span text:style-name="Source_20_Text"><text:span text:style-name="T14"><text:s text:c="4"/>}</text:span></text:span></text:p>
      <text:p text:style-name="P1"><text:span text:style-name="Source_20_Text"><text:span text:style-name="T14"><text:s text:c="2"/>}</text:span></text:span></text:p>
      <text:p text:style-name="P1"><text:span text:style-name="Source_20_Text"><text:span text:style-name="T14"><text:s text:c="2"/>return _difference;</text:span></text:span></text:p>
      <text:p text:style-name="P1"><text:span text:style-name="Source_20_Text"><text:span text:style-name="T14">}</text:span></text:span></text:p>
      <text:p text:style-name="P9"/>
      <text:p text:style-name="P1"><text:span text:style-name="Source_20_Text"><text:span text:style-name="T14">function difference(setA, setB) {</text:span></text:span></text:p>
      <text:p text:style-name="P1"><text:span text:style-name="Source_20_Text"><text:span text:style-name="T14"><text:s text:c="2"/>let _difference = new Set(setA);</text:span></text:span></text:p>
      <text:p text:style-name="P1"><text:span text:style-name="Source_20_Text"><text:span text:style-name="T14"><text:s text:c="2"/>for (let elem of setB) {</text:span></text:span></text:p>
      <text:p text:style-name="P1"><text:span text:style-name="Source_20_Text"><text:span text:style-name="T14"><text:s text:c="4"/>_difference.delete(elem);</text:span></text:span></text:p>
      <text:p text:style-name="P1"><text:span text:style-name="Source_20_Text"><text:span text:style-name="T14"><text:s text:c="2"/>}</text:span></text:span></text:p>
      <text:p text:style-name="P1"><text:span text:style-name="Source_20_Text"><text:span text:style-name="T14"><text:s text:c="2"/>return _difference;</text:span></text:span></text:p>
      <text:p text:style-name="P1"><text:span text:style-name="Source_20_Text"><text:span text:style-name="T14">}</text:span></text:span></text:p>
      <text:p text:style-name="P9"/>
      <text:p text:style-name="P1"><text:span text:style-name="Source_20_Text"><text:span text:style-name="T14">// Ejemplos</text:span></text:span></text:p>
      <text:p text:style-name="P1"><text:soft-page-break/><text:span text:style-name="Source_20_Text"><text:span text:style-name="T14">const setA = new Set([1, 2, 3, 4]);</text:span></text:span></text:p>
      <text:p text:style-name="P1"><text:span text:style-name="Source_20_Text"><text:span text:style-name="T14">const setB = new Set([2, 3]);</text:span></text:span></text:p>
      <text:p text:style-name="P1"><text:span text:style-name="Source_20_Text"><text:span text:style-name="T14">const setC = new Set([3, 4, 5, 6]);</text:span></text:span></text:p>
      <text:p text:style-name="P9"/>
      <text:p text:style-name="P1"><text:span text:style-name="Source_20_Text"><text:span text:style-name="T14">isSuperset(setA, setB); // devuelve true</text:span></text:span></text:p>
      <text:p text:style-name="P1"><text:span text:style-name="Source_20_Text"><text:span text:style-name="T14">union(setA, setC); // devuelve Set {1, 2, 3, 4, 5, 6}</text:span></text:span></text:p>
      <text:p text:style-name="P1"><text:span text:style-name="Source_20_Text"><text:span text:style-name="T14">intersection(setA, setC); // devuelve Set {3, 4}</text:span></text:span></text:p>
      <text:p text:style-name="P1"><text:span text:style-name="Source_20_Text"><text:span text:style-name="T14">symmetricDifference(setA, setC); // devuelve Set {1, 2, 5, 6}</text:span></text:span></text:p>
      <text:p text:style-name="P1"><text:span text:style-name="Source_20_Text"><text:span text:style-name="T14">difference(setA, setC); // devuelve Set {1, 2}</text:span></text:span></text:p>
      <text:h text:style-name="P15" text:outline-level="3"/>
      <text:h text:style-name="P15" text:outline-level="3"/>
      <text:h text:style-name="P29" text:outline-level="3"><text:bookmark text:name="relación_con_objetos_array"/>Relación con objetos Array</text:h>
      <text:p text:style-name="P26"><text:span text:style-name="Source_20_Text"><text:span text:style-name="T14">// Use el constructor Set regular para transformar una matriz en un conjunto</text:span></text:span></text:p>
      <text:p text:style-name="P5"><text:span text:style-name="Source_20_Text"><text:span text:style-name="T14"/></text:span></text:p>
      <text:p text:style-name="P5"><text:span text:style-name="Source_20_Text"><text:span text:style-name="T14">let myArray = ["value1", "value2", "value3"];</text:span></text:span></text:p>
      <text:p text:style-name="P1"><text:span text:style-name="Source_20_Text"><text:span text:style-name="T14">let mySet = new Set(myArray);</text:span></text:span></text:p>
      <text:p text:style-name="P9"/>
      <text:p text:style-name="P1"><text:span text:style-name="Source_20_Text"><text:span text:style-name="T14">mySet.has("value1"); // devuelve true</text:span></text:span></text:p>
      <text:p text:style-name="P9"/>
      <text:p text:style-name="P1"><text:span text:style-name="Source_20_Text"><text:span text:style-name="T18">// Utilice el operador de dispersión</text:span></text:span><text:span text:style-name="Source_20_Text"><text:span text:style-name="T20"> [...obj] </text:span></text:span><text:span text:style-name="Source_20_Text"><text:span text:style-name="T18"><text:s/>para transformar un conjunto en una matriz.</text:span></text:span></text:p>
      <text:p text:style-name="P1"><text:span text:style-name="Source_20_Text"><text:span text:style-name="T14">console.log([...mySet]); // Le mostrará exactamente el mismo Array que myArray</text:span></text:span></text:p>
      <text:p text:style-name="P1"><text:span text:style-name="Source_20_Text"><text:span text:style-name="T14"/></text:span></text:p>
      <text:h text:style-name="P15" text:outline-level="3"/>
      <text:h text:style-name="P15" text:outline-level="3"><text:bookmark text:name="eliminar_elementos_duplicados_del_array"/>Eliminar elementos duplicados del Array</text:h>
      <text:p text:style-name="P5"><text:span text:style-name="Source_20_Text"><text:span text:style-name="T22"/></text:span></text:p>
      <text:p text:style-name="P5"><text:span text:style-name="Source_20_Text"><text:span text:style-name="T14">// Úselo para eliminar elementos duplicados del Array</text:span></text:span><text:span text:style-name="Source_20_Text"><text:span text:style-name="T16"> <text:s/></text:span></text:span></text:p>
      <text:p text:style-name="P23"><text:span text:style-name="Source_20_Text"><text:span text:style-name="T16">// Array =&gt; SET =&gt; <text:s/>Array <text:s/>con [... set]</text:span></text:span></text:p>
      <text:p text:style-name="P9"/>
      <text:p text:style-name="P1"><text:span text:style-name="Source_20_Text"><text:span text:style-name="T14">const numbers = [2, 3, 4, 4, 2, 3, 3, 4, 4, 5, 5, 6, 6, 7, 5, 32, 3, 4, 5];</text:span></text:span></text:p>
      <text:p text:style-name="P9"/>
      <text:p text:style-name="P1"><text:span text:style-name="Source_20_Text"><text:span text:style-name="T14">console.log([...new Set(numbers)]);</text:span></text:span></text:p>
      <text:p text:style-name="P9"/>
      <text:p text:style-name="P1"><text:span text:style-name="Source_20_Text"><text:span text:style-name="T14">// [2, 3, 4, 5, 6, 7, 32]</text:span></text:span></text:p>
      <text:h text:style-name="P15" text:outline-level="3"/>
      <text:h text:style-name="P15" text:outline-level="3"><text:bookmark text:name="relación_con_strings"/>Relación con Strings</text:h>
      <text:p text:style-name="P26"><text:span text:style-name="Source_20_Text"><text:span text:style-name="T14">//</text:span></text:span><text:span text:style-name="Source_20_Text"><text:span text:style-name="T21"> si pasamos un string lo toma como un array diferenciando entre</text:span></text:span><text:span text:style-name="Source_20_Text"><text:span text:style-name="T14"> mayúsculas, minúsculas</text:span></text:span></text:p>
      <text:p text:style-name="P5"><text:span text:style-name="Source_20_Text"><text:span text:style-name="T14">let text = "India";</text:span></text:span></text:p>
      <text:p text:style-name="P9"/>
      <text:p text:style-name="P1"><text:span text:style-name="Source_20_Text"><text:span text:style-name="T14">const mySet = new Set(text); // Set(5) {'I', 'n', 'd', 'i', 'a'}</text:span></text:span></text:p>
      <text:p text:style-name="P1"><text:span text:style-name="Source_20_Text"><text:span text:style-name="T14">mySet.size; // 5</text:span></text:span></text:p>
      <text:p text:style-name="P9"/>
      <text:p text:style-name="P1"><text:span text:style-name="Source_20_Text"><text:span text:style-name="T14">// mayúsculas, minúsculas y omisión duplicada</text:span></text:span></text:p>
      <text:p text:style-name="P1"><text:span text:style-name="Source_20_Text"><text:span text:style-name="T14">new Set("Firefox"); // Set(7) { "F", "i", "r", "e", "f", "o", "x" }</text:span></text:span></text:p>
      <text:p text:style-name="P1"><text:span text:style-name="Source_20_Text"><text:span text:style-name="T14">new Set("firefox"); // Set(6) { "f", "i", "r", "e", "o", "x" }</text:span></text:span></text:p>
      <text:p text:style-name="P27"/>
      <text:p text:style-name="P27"/>
      <text:p text:style-name="P18"/>
      <text:h text:style-name="Heading_20_2" text:outline-level="2"><text:span text:style-name="Strong_20_Emphasis"><text:span text:style-name="T31">Ejercicios </text:span></text:span></text:h>
      <text:p text:style-name="Text_20_body"><text:span text:style-name="Strong_20_Emphasis"><text:span text:style-name="T31">Ejercicio 1: Crear un Set de Personajes</text:span></text:span><text:span text:style-name="T31"> Crea un conjunto (</text:span><text:span text:style-name="Source_20_Text"><text:span text:style-name="T31">Set</text:span></text:span><text:span text:style-name="T31">) llamado </text:span><text:span text:style-name="Source_20_Text"><text:span text:style-name="T31">personajesSet</text:span></text:span><text:span text:style-name="T31"> e agrega al menos cinco personajes de "El Señor de los Anillos" como elementos.</text:span></text:p>
      <text:p text:style-name="Text_20_body"><text:span text:style-name="Strong_20_Emphasis"><text:span text:style-name="T31">Ejercicio 2: Imprimir Personajes</text:span></text:span><text:span text:style-name="T31"> Itera sobre el conjunto </text:span><text:span text:style-name="Source_20_Text"><text:span text:style-name="T31">personajesSet</text:span></text:span><text:span text:style-name="T31"> e imprime cada personaje en la consola.</text:span></text:p>
      <text:p text:style-name="Text_20_body"><text:span text:style-name="Strong_20_Emphasis"><text:span text:style-name="T31">Ejercicio 3: Verificar la Existencia de un Personaje</text:span></text:span><text:span text:style-name="T31"> Escribe una función que tome el conjunto </text:span><text:span text:style-name="Source_20_Text"><text:span text:style-name="T31">personajesSet</text:span></text:span><text:span text:style-name="T31"> y un nombre de personaje como argumentos, y devuelva </text:span><text:span text:style-name="Source_20_Text"><text:span text:style-name="T31">true</text:span></text:span><text:span text:style-name="T31"> si el personaje está presente en el conjunto, y </text:span><text:span text:style-name="Source_20_Text"><text:span text:style-name="T31">false</text:span></text:span><text:span text:style-name="T31"> en caso contrario.</text:span></text:p>
      <text:p text:style-name="Text_20_body"><text:span text:style-name="Strong_20_Emphasis"><text:span text:style-name="T31">Ejercicio 4: Obtener el Número de Personajes</text:span></text:span><text:span text:style-name="T31"> Escribe una función que tome el conjunto </text:span><text:span text:style-name="Source_20_Text"><text:span text:style-name="T31">personajesSet</text:span></text:span><text:span text:style-name="T31"> como argumento y devuelva el número total de personajes en el conjunto.</text:span></text:p>
      <text:p text:style-name="Text_20_body"><text:span text:style-name="Strong_20_Emphasis"><text:span text:style-name="T31">Ejercicio 5: Agregar Personajes Únicos</text:span></text:span><text:span text:style-name="T31"> Escribe una función que tome el conjunto </text:span><text:span text:style-name="Source_20_Text"><text:span text:style-name="T31">personajesSet</text:span></text:span><text:span text:style-name="T31"> y un nuevo personaje como argumentos, y añada el nuevo personaje al conjunto solo si no está presente. Devuelve el conjunto actualizado.</text:span></text:p>
      <text:p text:style-name="Text_20_body"><text:span text:style-name="Strong_20_Emphasis"><text:span text:style-name="T31">Ejercicio 6: Eliminar Personaje</text:span></text:span><text:span text:style-name="T31"> Escribe una función que tome el conjunto </text:span><text:span text:style-name="Source_20_Text"><text:span text:style-name="T31">personajesSet</text:span></text:span><text:span text:style-name="T31"> y un personaje como argumentos, y elimine el personaje del conjunto si está presente. Imprime un mensaje indicando si el personaje fue eliminado o si no estaba en el conjunto.</text:span></text:p>
      <text:p text:style-name="Text_20_body"><text:span text:style-name="Strong_20_Emphasis"><text:span text:style-name="T31">Ejercicio 7: Combinar dos Sets de Personajes</text:span></text:span><text:span text:style-name="T31"> Crea dos conjuntos de personajes, </text:span><text:span text:style-name="Source_20_Text"><text:span text:style-name="T31">set1</text:span></text:span><text:span text:style-name="T31"> y </text:span><text:span text:style-name="Source_20_Text"><text:span text:style-name="T31">set2</text:span></text:span><text:span text:style-name="T31">, y luego escribe una función que combine ambos conjuntos en uno solo. Asegúrate de que no haya elementos duplicados en el nuevo conjunt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NSimSun1"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NSimSun1"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MS Mincho" style:font-family-asian="'MS Mincho'"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text-properties style:font-name="Calibri" fo:font-family="Calibri" style:font-family-generic="swiss" style:font-pitch="variable" fo:font-size="10pt" fo:font-weight="bold" style:font-size-asian="8.75pt" style:font-weight-asian="bold"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1" text:anchor-type="char" svg:x="5.729cm" svg:y="-1.773cm" svg:width="5.068cm" svg:height="2.196cm" draw:z-index="6"><draw:image xlink:href="Pictures/100000000000023A000000F7142BCC3DD3C6744A.png" xlink:type="simple" xlink:show="embed" xlink:actuate="onLoad" draw:mime-type="image/png"/></draw:frame></text:p>
      </style:head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8T11:56:03.369000000</meta:creation-date>
    <dc:date>2023-12-05T17:20:29.327000000</dc:date>
    <meta:editing-duration>PT22H9M19S</meta:editing-duration>
    <meta:editing-cycles>47</meta:editing-cycles>
    <meta:generator>LibreOffice/7.3.3.2$Windows_X86_64 LibreOffice_project/d1d0ea68f081ee2800a922cac8f79445e4603348</meta:generator>
    <meta:document-statistic meta:table-count="1" meta:image-count="1" meta:object-count="0" meta:page-count="7" meta:paragraph-count="184" meta:word-count="1471" meta:character-count="8899" meta:non-whitespace-character-count="7451"/>
  </office:meta>
</office:document-meta>
</file>